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width="true" fo:min-height="0.385cm"/>
    </style:style>
    <style:style style:name="gr2" style:family="graphic" style:parent-style-name="standard">
      <style:graphic-properties draw:stroke="none" draw:fill="none" draw:fill-color="#ffffff" draw:auto-grow-width="true" fo:min-height="0.385cm" fo:min-width="1.3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horizontal-align="center" draw:textarea-vertical-align="top"/>
    </style:style>
    <style:style style:name="gr7" style:family="graphic" style:parent-style-name="objectwithoutfill">
      <style:graphic-properties svg:stroke-color="#000000" draw:marker-end="Arrow" draw:marker-end-width="0.3cm" draw:fill="none"/>
    </style:style>
    <style:style style:name="gr8" style:family="graphic" style:parent-style-name="objectwithoutfill">
      <style:graphic-properties svg:stroke-color="#000000" draw:marker-end="Arrow" draw:marker-end-width="0.3cm" draw:fill="none"/>
    </style:style>
    <style:style style:name="P1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6pt" fo:font-style="italic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start"/>
      <style:text-properties fo:font-style="italic" fo:font-weight="bold" style:font-weight-asian="bold" style:font-weight-complex="bold"/>
    </style:style>
    <style:style style:name="P7" style:family="paragraph">
      <style:paragraph-properties fo:text-align="start"/>
      <style:text-properties fo:font-size="12pt" fo:font-style="italic" fo:font-weight="bold" style:font-size-asian="12pt" style:font-weight-asian="bold" style:font-size-complex="12pt" style:font-weight-complex="bold"/>
    </style:style>
    <style:style style:name="P8" style:family="paragraph">
      <style:paragraph-properties fo:text-align="end"/>
      <style:text-properties fo:font-size="12pt" fo:font-style="italic" fo:font-weight="bold" style:font-size-asian="12pt" style:font-weight-asian="bold" style:font-size-complex="12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77cm" svg:height="0.882cm" svg:x="5.907cm" svg:y="1cm">
          <draw:text-box>
            <text:p text:style-name="P1"><text:span text:style-name="T1">Dicocel - </text:span><text:span text:style-name="T2">Faturamento</text:span><text:span text:style-name="T1"> </text:span><text:span text:style-name="T2">Fluxograma</text:span></text:p>
          </draw:text-box>
        </draw:frame>
        <draw:frame draw:style-name="gr2" draw:layer="layout" svg:width="1.878cm" svg:height="0.645cm" svg:x="18.712cm" svg:y="1cm">
          <draw:text-box>
            <text:p><text:span text:style-name="T3"><text:date style:data-style-name="D1" text:date-value="2019-06-01" text:fixed="true">01/06/19</text:date></text:span></text:p>
          </draw:text-box>
        </draw:frame>
        <draw:frame draw:style-name="gr3" draw:text-style-name="P3" draw:layer="layout" svg:width="5.519cm" svg:height="0.882cm" svg:x="8.036cm" svg:y="1.689cm">
          <draw:text-box>
            <text:p text:style-name="P3"><text:span text:style-name="T4">Pedidos de Clientes</text:span></text:p>
          </draw:text-box>
        </draw:frame>
        <draw:custom-shape draw:style-name="gr4" draw:text-style-name="P4" xml:id="id1" draw:id="id1" draw:layer="layout" svg:width="5.207cm" svg:height="1.397cm" svg:x="8.192cm" svg:y="3.067cm">
          <text:p text:style-name="P4"><text:span text:style-name="T5">Gerenciador De Pedido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2" draw:id="id2" draw:layer="layout" svg:width="2.286cm" svg:height="1.651cm" svg:x="6.542cm" svg:y="5.515cm">
          <text:p text:style-name="P4"><text:span text:style-name="T6">Impressão</text:span></text:p>
          <text:p text:style-name="P4"><text:span text:style-name="T5">Origina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xml:id="id3" draw:id="id3" draw:layer="layout" svg:width="2.921cm" svg:height="1.651cm" svg:x="12.503cm" svg:y="5.515cm">
          <text:p text:style-name="P4"><text:span text:style-name="T6">Impressão</text:span></text:p>
          <text:p text:style-name="P4"><text:span text:style-name="T6">Pôs</text:span><text:span text:style-name="T5"> </text:span><text:span text:style-name="T6">Ativaçã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5" draw:layer="layout" svg:x1="8.192cm" svg:y1="3.766cm" svg:x2="7.685cm" svg:y2="5.515cm" draw:start-shape="id1" draw:start-glue-point="5" draw:end-shape="id2" draw:end-glue-point="4" svg:d="M8192 3766h-507v1749">
          <text:p/>
        </draw:connector>
        <draw:connector draw:style-name="gr5" draw:text-style-name="P5" draw:layer="layout" svg:x1="13.399cm" svg:y1="3.766cm" svg:x2="13.964cm" svg:y2="5.515cm" draw:start-shape="id1" draw:start-glue-point="7" draw:end-shape="id3" draw:end-glue-point="4" svg:d="M13399 3766h565v1749">
          <text:p/>
        </draw:connector>
        <draw:custom-shape draw:style-name="gr4" draw:text-style-name="P4" xml:id="id4" draw:id="id4" draw:layer="layout" svg:width="5.055cm" svg:height="0.889cm" svg:x="8.268cm" svg:y="8.644cm">
          <text:p text:style-name="P4"><text:span text:style-name="T6">Separação</text:span><text:span text:style-name="T5"> de </text:span><text:span text:style-name="T6">It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7.685cm" svg:y1="7.069cm" svg:x2="10.795cm" svg:y2="8.644cm" draw:start-shape="id2" draw:start-glue-point="6" draw:end-shape="id4" svg:d="M7685 7069v836h3110v739">
          <text:p/>
        </draw:connector>
        <draw:connector draw:style-name="gr5" draw:text-style-name="P5" draw:layer="layout" svg:x1="13.964cm" svg:y1="7.069cm" svg:x2="10.796cm" svg:y2="8.644cm" draw:start-shape="id3" draw:start-glue-point="6" draw:end-shape="id4" draw:end-glue-point="4" svg:d="M13964 7069v836h-3168v739">
          <text:p/>
        </draw:connector>
        <draw:custom-shape draw:style-name="gr4" draw:text-style-name="P4" xml:id="id5" draw:id="id5" draw:layer="layout" svg:width="4.064cm" svg:height="3.002cm" svg:x="8.763cm" svg:y="10.584cm">
          <text:p text:style-name="P4"><text:span text:style-name="T5">Checagem</text:span></text:p>
          <text:p text:style-name="P4"><text:span text:style-name="T5">de</text:span></text:p>
          <text:p text:style-name="P4"><text:span text:style-name="T6">Ite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0.796cm" svg:y1="9.533cm" svg:x2="10.795cm" svg:y2="10.584cm" draw:start-shape="id4" draw:start-glue-point="6" draw:end-shape="id5" draw:end-glue-point="4" svg:d="M10796 9533v525h-1v526">
          <text:p/>
        </draw:connector>
        <draw:custom-shape draw:style-name="gr4" draw:text-style-name="P4" xml:id="id6" draw:id="id6" draw:layer="layout" svg:width="4.572cm" svg:height="1.143cm" svg:x="4.81cm" svg:y="15.167cm">
          <text:p text:style-name="P4"><text:span text:style-name="T5">Embalagem de </text:span><text:span text:style-name="T6">Iten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7" draw:layer="layout" svg:x1="8.763cm" svg:y1="12.085cm" svg:x2="7.096cm" svg:y2="15.167cm" draw:start-shape="id5" draw:start-glue-point="5" draw:end-shape="id6" draw:end-glue-point="4" svg:d="M8763 12085h-1667v3082">
          <text:p text:style-name="P6"><text:span text:style-name="T7">Ok</text:span></text:p>
        </draw:connector>
        <draw:custom-shape draw:style-name="gr4" draw:text-style-name="P4" xml:id="id7" draw:id="id7" draw:layer="layout" svg:width="4.572cm" svg:height="1.143cm" svg:x="13.711cm" svg:y="13.367cm">
          <text:p text:style-name="P4"><text:span text:style-name="T6">Correção</text:span><text:span text:style-name="T5"> de </text:span><text:span text:style-name="T6">Iten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8" draw:layer="layout" svg:x1="12.827cm" svg:y1="12.085cm" svg:x2="15.997cm" svg:y2="13.367cm" draw:start-shape="id5" draw:start-glue-point="7" draw:end-shape="id7" draw:end-glue-point="4" svg:d="M12827 12085h3170v1282">
          <text:p text:style-name="P8"><text:span text:style-name="T8">Não</text:span><text:span text:style-name="T7"> Ok</text:span></text:p>
        </draw:connector>
        <draw:connector draw:style-name="gr8" draw:text-style-name="P5" draw:layer="layout" svg:x1="15.997cm" svg:y1="14.51cm" svg:x2="9.382cm" svg:y2="15.738cm" draw:start-shape="id7" draw:start-glue-point="6" draw:end-shape="id6" svg:d="M15997 14510v1228h-6615">
          <text:p/>
        </draw:connector>
        <draw:custom-shape draw:style-name="gr4" draw:text-style-name="P4" xml:id="id8" draw:id="id8" draw:layer="layout" svg:width="8.509cm" svg:height="3.556cm" svg:x="9.801cm" svg:y="17.51cm">
          <text:p text:style-name="P5"><text:span text:style-name="T5">Emissao de NF Sefaz/Interna</text:span></text:p>
          <text:p text:style-name="P5"><text:span text:style-name="T5">Validacao de NF Sefaz</text:span></text:p>
          <text:p text:style-name="P5"><text:span text:style-name="T5">Emissao de Boleto(s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8" draw:text-style-name="P5" draw:layer="layout" svg:x1="7.096cm" svg:y1="16.31cm" svg:x2="9.801cm" svg:y2="19.288cm" draw:start-shape="id6" draw:start-glue-point="6" draw:end-shape="id8" draw:end-glue-point="5" svg:d="M7096 16310v2978h2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textarea-horizontal-align="center" draw:textarea-vertical-align="top" draw:fit-to-size="false" fo:padding-top="0.051cm" fo:padding-bottom="0cm" fo:padding-left="0.051cm" fo:padding-right="0.05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5-21T15:25:45</meta:creation-date>
    <dc:date>2019-06-01T15:27:40</dc:date>
    <dc:creator>J. Marcelo Martins</dc:creator>
    <meta:editing-duration>PT5M48S</meta:editing-duration>
    <meta:editing-cycles>1</meta:editing-cycles>
    <meta:document-statistic meta:object-count="20"/>
    <meta:generator>OpenOffice/4.1.1$Unix OpenOffice.org_project/411m6$Build-9775</meta:generator>
  </office:meta>
</office:document-meta>
</file>